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monospace" loext:padding="0in" loext:border="none"/>
    </style:style>
    <style:style style:name="P2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fo:padding="0in" fo:border="none"/>
      <style:text-properties fo:color="#000000" loext:opacity="100%" style:font-name="monospace" loext:padding="0in" loext:border="none"/>
    </style:style>
    <style:style style:name="P3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loext:padding="0in" loext:border="none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loext:padding="0in" loext:border="none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T1" style:family="text">
      <style:text-properties officeooo:rsid="0012d1d7"/>
    </style:style>
    <style:style style:name="T2" style:family="text">
      <style:text-properties style:font-name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uclidean distance, Outlier, Other cluster</text:p>
      <text:p text:style-name="P2">[(146.49585714161117, 8, 4),</text:p>
      <text:p text:style-name="P3"><text:s/><text:span text:style-name="T2">(201.73361627199054, 8, 0),</text:span></text:p>
      <text:p text:style-name="P3"><text:s/><text:span text:style-name="T2">(191.81256808241042, 8, 2)]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22:29:33.962589396</meta:creation-date>
    <dc:date>2023-01-12T22:52:45.005562213</dc:date>
    <meta:editing-duration>PT23M16S</meta:editing-duration>
    <meta:editing-cycles>3</meta:editing-cycles>
    <meta:generator>LibreOffice/7.4.2.3$Linux_X86_64 LibreOffice_project/40$Build-3</meta:generator>
    <meta:document-statistic meta:table-count="0" meta:image-count="0" meta:object-count="0" meta:page-count="1" meta:paragraph-count="4" meta:word-count="14" meta:character-count="126" meta:non-whitespace-character-count="114"/>
  </office:meta>
</office:document-meta>
</file>